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0f6e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0f6e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0f6e0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officeooo:rsid="00537094" officeooo:paragraph-rsid="00537094" style:font-size-asian="12pt" style:font-size-complex="12pt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537094" officeooo:paragraph-rsid="0053709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7094" officeooo:paragraph-rsid="00537094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weight="bold" officeooo:rsid="00537094" officeooo:paragraph-rsid="00537094" style:font-size-asian="12pt" style:font-weight-asian="bold" style:font-size-complex="12pt" style:font-weight-complex="bold"/>
    </style:style>
    <style:style style:name="T1" style:family="text">
      <style:text-properties officeooo:rsid="0035db3e"/>
    </style:style>
    <style:style style:name="T2" style:family="text">
      <style:text-properties style:font-name="DejaVu Sans Condensed" fo:font-size="12pt" fo:font-weight="bold" officeooo:rsid="004c578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e17b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b1f12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37094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A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">4</text:span><text:span text:style-name="T3">0</text:span><text:span text:style-name="T2">1</text:span><text:span text:style-name="T4"> - </text:span><text:span text:style-name="T5">A/</text:span><text:span text:style-name="T6">A</text:span><text:span text:style-name="T7"> - </text:span><text:span text:style-name="T8">ATAS (Air To Air Stingers)</text:span></text:p>
      <text:p text:style-name="P4"/>
      <text:p text:style-name="P7">Fence In</text:p>
      <text:list text:style-name="L2">
        <text:list-item>
          <text:p text:style-name="P5"><text:span text:style-name="T9">MASTER ARM</text:span> ... <text:span text:style-name="T9">ARMED</text:span></text:p>
        </text:list-item>
      </text:list>
      <text:p text:style-name="P4"/>
      <text:p text:style-name="P8">ATAS (Air To Air Stingers) -- WIP</text:p>
      <text:list xml:id="list3072800670" text:style-name="L1">
        <text:list-item>
          <text:p text:style-name="P6">Select ATAS pylon with <text:span text:style-name="T9">Gray Reset Hat left/right</text:span>.</text:p>
        </text:list-item>
        <text:list-item>
          <text:p text:style-name="P6">Optional: <text:span text:style-name="T9">SLAVE</text:span> OSB to slave seeker to MMS LOS.</text:p>
        </text:list-item>
        <text:list-item>
          <text:p text:style-name="P6">Press <text:span text:style-name="T9">Missile Activate</text:span> button (<text:span text:style-name="T9">Shift-Trigger Stage 1</text:span>). <text:s/>This begins flow of coolant to seeker??</text:p>
          <text:list>
            <text:list-item>
              <text:p text:style-name="P6">coolant amount and time...??</text:p>
            </text:list-item>
          </text:list>
        </text:list-item>
        <text:list-item>
          <text:p text:style-name="P6">Put target in seeker LOS and get tone.</text:p>
        </text:list-item>
        <text:list-item>
          <text:p text:style-name="P6">Press and hold <text:span text:style-name="T9">Trigger Stage 1</text:span> to uncage seeker and allow it to track the target.</text:p>
        </text:list-item>
        <text:list-item>
          <text:p text:style-name="P6">Pitch up to align superelevation bar with target??</text:p>
        </text:list-item>
        <text:list-item>
          <text:p text:style-name="P6">Press <text:span text:style-name="T9">Trigger Stage 2</text:span> to fi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6T09:05:30.154000000</dc:date>
    <meta:editing-duration>PT10H30M56S</meta:editing-duration>
    <meta:editing-cycles>5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8" meta:word-count="122" meta:character-count="600" meta:non-whitespace-character-count="504"/>
  </office:meta>
</office:document-meta>
</file>